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P2" style:family="paragraph" style:parent-style-name="Standard" style:list-style-name="L1"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P3" style:family="paragraph" style:parent-style-name="Standard" style:list-style-name="L2"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P4" style:family="paragraph" style:parent-style-name="Standard" style:list-style-name="L3"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text-properties style:font-name="Liberation Serif" fo:font-size="12pt" fo:language="de" fo:country="DE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style:page-number="auto"/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4" style:family="text">
      <style:text-properties officeooo:rsid="00010414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me des Anwendungsfalls: </text:p>
      <text:p text:style-name="P1">Medium Sperren</text:p>
      <text:p text:style-name="P1">Beteiligte Akteure: </text:p>
      <text:p text:style-name="P1">Administrator</text:p>
      <text:p text:style-name="P1">Anfangsbedingungen:</text:p>
      <text:p text:style-name="P1">Der Administrator ist im System eingeloggt.</text:p>
      <text:p text:style-name="P1">Ereignisfluss:</text:p>
      <text:list xml:id="list4980680066164277948" text:style-name="L1">
        <text:list-item>
          <text:p text:style-name="P2">Der Administrator wähl<text:span text:style-name="T4">t</text:span> in der Medienliste ein Medium aus.</text:p>
        </text:list-item>
        <text:list-item>
          <text:p text:style-name="P2">Der Administrator klickt auf den “Medium sperren” Button.</text:p>
        </text:list-item>
        <text:list-item>
          <text:p text:style-name="P2">Das System signalisiert den Administrator optisch, dass das Medium gesperrt ist.</text:p>
        </text:list-item>
      </text:list>
      <text:p text:style-name="P1">Abschlussbedingungen:</text:p>
      <text:p text:style-name="P1">Das Medium ist gesperrt und kann daher nicht mehr von Benutzern aufgerufen werden.</text:p>
      <text:p text:style-name="P1">Außerdem ist das Medium optisch als gesperrt markiert.</text:p>
      <text:p text:style-name="P1">Ausnahmen: </text:p>
      <text:p text:style-name="P1">keine</text:p>
      <text:p text:style-name="P1">Spezielle Anforderungen:</text:p>
      <text:p text:style-name="P1">keine</text:p>
      <text:p text:style-name="P1"/>
      <text:p text:style-name="P1"/>
      <text:p text:style-name="P1"/>
      <text:p text:style-name="P1">Name des Anwendungsfalls: </text:p>
      <text:p text:style-name="P1">Medium Entsperren</text:p>
      <text:p text:style-name="P1">Beteiligte Akteure: </text:p>
      <text:p text:style-name="P1">Administrator</text:p>
      <text:p text:style-name="P1">Anfangsbedingungen:</text:p>
      <text:p text:style-name="P1">Der Administrator ist im System eingeloggt.</text:p>
      <text:p text:style-name="P1">Ereignisfluss:</text:p>
      <text:list xml:id="list6083295675322123025" text:style-name="L2">
        <text:list-item>
          <text:p text:style-name="P3">Der Administrator wähl in der Medienliste ein Medium aus.</text:p>
        </text:list-item>
        <text:list-item>
          <text:p text:style-name="P3">Der Administrator klickt auf den “Medium entsperren” Button.</text:p>
        </text:list-item>
        <text:list-item>
          <text:p text:style-name="P3">Das System signalisiert den Administrator optisch, dass das Medium nicht gesperrt ist.</text:p>
        </text:list-item>
      </text:list>
      <text:p text:style-name="P5"/>
      <text:p text:style-name="P1">Abschlussbedingungen:</text:p>
      <text:p text:style-name="P1">Das Medium ist nicht gesperrt und kann daher von Benutzern aufgerufen.</text:p>
      <text:p text:style-name="P1">Außerdem ist das Medium nicht optisch als gesperrt markiert.</text:p>
      <text:p text:style-name="P1">Ausnahmen: </text:p>
      <text:p text:style-name="P1">keine</text:p>
      <text:p text:style-name="P1">Spezielle Anforderungen:</text:p>
      <text:p text:style-name="P1">keine</text:p>
      <text:p text:style-name="P1"/>
      <text:p text:style-name="P1"/>
      <text:p text:style-name="P1">Name des Anwendungsfalls: </text:p>
      <text:p text:style-name="P1">News erstellen</text:p>
      <text:p text:style-name="P1">Beteiligte Akteure: </text:p>
      <text:p text:style-name="P1">Künstler </text:p>
      <text:p text:style-name="P1">ODER</text:p>
      <text:p text:style-name="P1">Label-Manager</text:p>
      <text:p text:style-name="P1">Anfangsbedingungen:</text:p>
      <text:p text:style-name="P1">Der Künstler bzw. Der Label-Manager ist im System eingeloggt. </text:p>
      <text:p text:style-name="P1">Ereignisfluss:</text:p>
      <text:list xml:id="list5897707206170102193" text:style-name="L3">
        <text:list-item>
          <text:p text:style-name="P4">Der Künstler bzw. der Label-Manager klickt im System den “News erstellen” Button an.</text:p>
        </text:list-item>
        <text:list-item>
          <text:p text:style-name="P4">Das System antwortet mit der Bereitstellung eines Eingabeformulars.</text:p>
        </text:list-item>
        <text:list-item>
          <text:p text:style-name="P4">Der Künstler bzw. der Label-Manager gibt einen Text in das Eingabeformular ein und sendet es <text:soft-page-break/>mit einem Klick auf den "News veröffentlichen" Button ab.</text:p>
        </text:list-item>
        <text:list-item>
          <text:p text:style-name="P4">Das System zeigt dem Künstler bzw. dem Label-Manager eine Bestätigung an, dass die News veröffentlicht wurde.</text:p>
        </text:list-item>
      </text:list>
      <text:p text:style-name="P5"/>
      <text:p text:style-name="P1"/>
      <text:p text:style-name="P1">Abschlussbedingungen:</text:p>
      <text:p text:style-name="P1">Die News ist veröffentlicht und dem Künstler bzw. Labelmanager hat eine Bestätigung der Erstellung erhalten.</text:p>
      <text:p text:style-name="P1">Ausnahmen: </text:p>
      <text:p text:style-name="P1">Der Ersteller hat keinen Text in das Eingabeformular eingetragen.</text:p>
      <text:p text:style-name="P1">Spezielle Anforderungen:</text:p>
      <text:p text:style-name="P1">ke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WenQuanYi Micro Hei" fo:font-family="'WenQuanYi Micro Hei'" style:font-pitch="variable" fo:font-size="12pt" fo:language="en" fo:country="GB" style:letter-kerning="true" style:font-name-asian="WenQuanYi Micro Hei" style:font-family-asian="'WenQuanYi Micro Hei'" style:font-pitch-asian="variable" style:font-size-asian="12pt" style:font-name-complex="WenQuanYi Micro Hei" style:font-family-complex="'WenQuanYi Micro Hei'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WenQuanYi Micro Hei" fo:font-family="'WenQuanYi Micro Hei'" style:font-pitch="variable" fo:font-size="14pt" style:font-name-asian="WenQuanYi Micro Hei" style:font-family-asian="'WenQuanYi Micro Hei'" style:font-pitch-asian="variable" style:font-size-asian="14pt" style:font-name-complex="WenQuanYi Micro Hei" style:font-family-complex="'WenQuanYi Micro He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Absatz-Standardschriftart" style:family="text"/>
    <style:style style:name="Numbering_20_Symbols_20__28_user_29_" style:display-name="Numbering Symbols (user)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Knauer</meta:initial-creator>
    <meta:creation-date>2014-02-19T10:35:39</meta:creation-date>
    <meta:editing-duration>P15824DT17H31M44S</meta:editing-duration>
    <dc:date>2014-02-20T10:41:21.805000000</dc:date>
    <meta:document-statistic meta:table-count="0" meta:image-count="0" meta:object-count="0" meta:page-count="2" meta:paragraph-count="53" meta:word-count="263" meta:character-count="1942" meta:non-whitespace-character-count="1731"/>
    <meta:generator>LibreOffice/4.2.0.4$Windows_x86 LibreOffice_project/05dceb5d363845f2cf968344d7adab8dcfb2ba71</meta:generator>
  </office:meta>
</office:document-meta>
</file>